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5EE0000020A20B2E008.png" manifest:media-type="image/png"/>
  <manifest:file-entry manifest:full-path="Pictures/10000001000003D0000002944C8148F5.png" manifest:media-type="image/png"/>
  <manifest:file-entry manifest:full-path="Pictures/10000001000003660000022227811F61.png" manifest:media-type="image/png"/>
  <manifest:file-entry manifest:full-path="Pictures/10000001000003A2000001B4517F43C4.png" manifest:media-type="image/png"/>
  <manifest:file-entry manifest:full-path="Pictures/100000010000048200000164E88CCA24.png" manifest:media-type="image/png"/>
  <manifest:file-entry manifest:full-path="Pictures/10000001000003E0000002D00D312264.png" manifest:media-type="image/png"/>
  <manifest:file-entry manifest:full-path="Pictures/10000001000004D40000014A9053ABC4.png" manifest:media-type="image/png"/>
  <manifest:file-entry manifest:full-path="Pictures/100000010000031E000000DC437C3833.png" manifest:media-type="image/png"/>
  <manifest:file-entry manifest:full-path="Pictures/10000001000003C2000001FED621A1A4.png" manifest:media-type="image/png"/>
  <manifest:file-entry manifest:full-path="Pictures/10000001000002940000010C9FC550FF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text-properties officeooo:rsid="001501a6" officeooo:paragraph-rsid="001501a6"/>
    </style:style>
    <style:style style:name="P2" style:family="paragraph" style:parent-style-name="Standard">
      <style:text-properties officeooo:rsid="001501a6" officeooo:paragraph-rsid="001501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0" text:anchor-type="char" svg:x="0.1016in" svg:y="7.7965in" svg:width="1.9866in" svg:height="0.8071in" draw:z-index="9"><draw:image xlink:href="Pictures/10000001000002940000010C9FC550FF.png" xlink:type="simple" xlink:show="embed" xlink:actuate="onLoad" draw:mime-type="image/png"/></draw:frame><draw:frame draw:style-name="fr1" draw:name="Image9" text:anchor-type="char" svg:x="-0.228in" svg:y="5.2575in" svg:width="3.0138in" svg:height="2.1874in" draw:z-index="8"><draw:image xlink:href="Pictures/10000001000003E0000002D00D312264.png" xlink:type="simple" xlink:show="embed" xlink:actuate="onLoad" draw:mime-type="image/png"/></draw:frame><draw:frame draw:style-name="fr1" draw:name="Image8" text:anchor-type="char" svg:x="2.9882in" svg:y="5.2929in" svg:width="3.1189in" svg:height="1.9571in" draw:z-index="7"><draw:image xlink:href="Pictures/10000001000003660000022227811F61.png" xlink:type="simple" xlink:show="embed" xlink:actuate="onLoad" draw:mime-type="image/png"/></draw:frame><draw:frame draw:style-name="fr1" draw:name="Image7" text:anchor-type="char" svg:x="3.1508in" svg:y="0.0984in" svg:width="3.1193in" svg:height="1.4626in" draw:z-index="6"><draw:image xlink:href="Pictures/10000001000003A2000001B4517F43C4.png" xlink:type="simple" xlink:show="embed" xlink:actuate="onLoad" draw:mime-type="image/png"/></draw:frame><draw:frame draw:style-name="fr1" draw:name="Image6" text:anchor-type="char" svg:x="2.9646in" svg:y="7.361in" svg:width="3.0791in" svg:height="1.6327in" draw:z-index="5"><draw:image xlink:href="Pictures/10000001000003C2000001FED621A1A4.png" xlink:type="simple" xlink:show="embed" xlink:actuate="onLoad" draw:mime-type="image/png"/></draw:frame><draw:frame draw:style-name="fr1" draw:name="Image5" text:anchor-type="char" svg:x="4.098in" svg:y="3.211in" svg:width="2.8252in" svg:height="0.7791in" draw:z-index="4"><draw:image xlink:href="Pictures/100000010000031E000000DC437C3833.png" xlink:type="simple" xlink:show="embed" xlink:actuate="onLoad" draw:mime-type="image/png"/></draw:frame><draw:frame draw:style-name="fr1" draw:name="Image4" text:anchor-type="char" svg:x="3.0882in" svg:y="1.7035in" svg:width="3.9673in" svg:height="1.0591in" draw:z-index="3"><draw:image xlink:href="Pictures/10000001000004D40000014A9053ABC4.png" xlink:type="simple" xlink:show="embed" xlink:actuate="onLoad" draw:mime-type="image/png"/></draw:frame><draw:frame draw:style-name="fr1" draw:name="Image3" text:anchor-type="char" svg:x="-0.3181in" svg:y="1.2055in" svg:width="3.3134in" svg:height="2.2409in" draw:z-index="2"><draw:image xlink:href="Pictures/10000001000003D0000002944C8148F5.png" xlink:type="simple" xlink:show="embed" xlink:actuate="onLoad" draw:mime-type="image/png"/></draw:frame><draw:frame draw:style-name="fr1" draw:name="Image2" text:anchor-type="char" svg:x="-0.2799in" svg:y="3.5055in" svg:width="4.6846in" svg:height="1.611in" draw:z-index="1"><draw:image xlink:href="Pictures/10000001000005EE0000020A20B2E008.png" xlink:type="simple" xlink:show="embed" xlink:actuate="onLoad" draw:mime-type="image/png"/></draw:frame><draw:frame draw:style-name="fr1" draw:name="Image1" text:anchor-type="char" svg:x="-0.328in" svg:y="0.0484in" svg:width="3.3555in" svg:height="1.0354in" draw:z-index="0"><draw:image xlink:href="Pictures/100000010000048200000164E88CCA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01a6" officeooo:paragraph-rsid="001501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tudy.com – Math 104 - Calculu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8:59:24.517565908</meta:creation-date>
    <dc:date>2024-03-18T19:04:43.991668682</dc:date>
    <meta:editing-duration>PT5M19S</meta:editing-duration>
    <meta:editing-cycles>1</meta:editing-cycles>
    <meta:document-statistic meta:table-count="0" meta:image-count="10" meta:object-count="0" meta:page-count="1" meta:paragraph-count="1" meta:word-count="5" meta:character-count="31" meta:non-whitespace-character-count="26"/>
    <meta:generator>LibreOffice/7.6.4.1$MacOSX_AARCH64 LibreOffice_project/e19e193f88cd6c0525a17fb7a176ed8e6a3e2aa1</meta:generator>
  </office:meta>
</office:document-meta>
</file>